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499cm" table:align="left"/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1.138cm"/>
    </style:style>
    <style:style style:name="Table1.C" style:family="table-column">
      <style:table-column-properties style:column-width="1.852cm"/>
    </style:style>
    <style:style style:name="Table1.D" style:family="table-column">
      <style:table-column-properties style:column-width="1.799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9.393cm" table:align="left" style:may-break-between-rows="false"/>
    </style:style>
    <style:style style:name="Table2.A" style:family="table-column">
      <style:table-column-properties style:column-width="9.393cm"/>
    </style:style>
    <style:style style:name="Table3" style:family="table">
      <style:table-properties style:width="7.908cm" table:align="right" style:may-break-between-rows="true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4.362cm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Text_20_body">
      <style:paragraph-properties fo:text-align="start" style:justify-single-word="false"/>
      <style:text-properties fo:font-size="11pt" style:text-underline-style="none" style:font-size-asian="11pt" style:font-size-complex="11pt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Liberation Serif2" fo:font-size="10pt" style:font-size-asian="10pt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2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10" style:family="paragraph" style:parent-style-name="Standard" style:master-page-name="">
      <style:paragraph-properties fo:margin-left="0cm" fo:margin-right="0cm" fo:text-indent="0cm" style:auto-text-indent="false" style:page-number="auto" fo:break-before="page"/>
    </style:style>
    <style:style style:name="P11" style:family="paragraph" style:parent-style-name="Heading_20_2">
      <style:text-properties fo:font-size="10pt" style:font-size-asian="10pt" style:font-size-complex="10pt"/>
    </style:style>
    <style:style style:name="P12" style:family="paragraph" style:parent-style-name="Heading_20_2">
      <style:paragraph-properties fo:text-align="start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17" style:family="paragraph" style:parent-style-name="Heading_20_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8" style:family="paragraph" style:parent-style-name="Table_20_Heading">
      <style:text-properties fo:font-size="10pt" style:font-size-asian="10pt" style:font-size-complex="10pt"/>
    </style:style>
    <style:style style:name="P19" style:family="paragraph" style:parent-style-name="Table_20_Heading">
      <style:paragraph-properties fo:text-align="end" style:justify-single-word="false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underline-style="none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ale in objects"&gt;</text:placeholder></text:p>
      <text:p text:style-name="P10"><text:placeholder text:placeholder-type="text">&lt;setLang(sale.party.lang and sale.party.lang.code or 'en_US')&gt;</text:placeholder><text:placeholder text:placeholder-type="text">&lt;sale.setLang(sale.party.lang and sale.party.lang.code or 'en_US')&gt;</text:placeholder></text:p>
      <text:p text:style-name="P6"><text:span text:style-name="T3"><text:placeholder text:placeholder-type="text">&lt;choose test=""&gt;</text:placeholder></text:span></text:p>
      <text:p text:style-name="P9"><text:span text:style-name="T2"><text:placeholder text:placeholder-type="text">&lt;sale.shop.name&gt;</text:placeholder></text:span></text:p>
      <text:p text:style-name="P9"><text:span text:style-name="T2"><text:placeholder text:placeholder-type="text">&lt;sale.shop.warehouse.address.street if sale.shop.warehouse.address else ''&gt;</text:placeholder></text:span></text:p>
      <text:p text:style-name="P9"><text:span text:style-name="T2"><text:placeholder text:placeholder-type="text">&lt;sale.shop.warehouse.address.zip if sale.shop.warehouse.address else ''&gt;</text:placeholder></text:span><text:span text:style-name="T2"> </text:span><text:span text:style-name="T2"><text:placeholder text:placeholder-type="text">&lt;sale.shop.warehouse.address.city if sale.shop.warehouse.address else ''&gt;</text:placeholder></text:span></text:p>
      <text:p text:style-name="P3"><text:placeholder text:placeholder-type="text">&lt;when test="sale.state == 'draft'"&gt;</text:placeholder></text:p>
      <text:p text:style-name="P17">Draft Sale N° <text:placeholder text:placeholder-type="text">&lt;sale.reference&gt;</text:placeholder></text:p>
      <text:p text:style-name="P5">Date: <text:placeholder text:placeholder-type="text">&lt;formatLang(sale.create_date, sale.party.lang)&gt;</text:placeholder></text:p>
      <text:p text:style-name="P3"><text:placeholder text:placeholder-type="text">&lt;/when&gt;</text:placeholder></text:p>
      <text:p text:style-name="P3"><text:placeholder text:placeholder-type="text">&lt;otherwise test=""&gt;</text:placeholder></text:p>
      <text:p text:style-name="P17">Sale N° <text:placeholder text:placeholder-type="text">&lt;sale.reference&gt;</text:placeholder></text:p>
      <text:p text:style-name="P5">Date: <text:placeholder text:placeholder-type="text">&lt;formatLang(sale.sale_date, sale.party.lang) if sale.sale_date else ''&gt;</text:placeholder></text:p>
      <text:p text:style-name="P3"><text:placeholder text:placeholder-type="text">&lt;/otherwise&gt;</text:placeholder></text:p>
      <text:p text:style-name="P4"><text:span text:style-name="T2"><text:placeholder text:placeholder-type="text">&lt;/choose&gt;</text:placeholder></text:span></text:p>
      <text:p text:style-name="Standard">Customer: <text:placeholder text:placeholder-type="text">&lt;sale.party.full_name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8">Description</text:p>
            </table:table-cell>
            <table:table-cell table:style-name="Table1.A1" office:value-type="string">
              <text:p text:style-name="P18">Qty</text:p>
            </table:table-cell>
            <table:table-cell table:style-name="Table1.A1" office:value-type="string">
              <text:p text:style-name="P18">Unit Price</text:p>
            </table:table-cell>
            <table:table-cell table:style-name="Table1.D1" office:value-type="string">
              <text:p text:style-name="P18">Amount</text:p>
            </table:table-cell>
          </table:table-row>
        </table:table-header-rows>
        <table:table-row>
          <table:table-cell table:style-name="Table1.A17" table:number-columns-spanned="4" office:value-type="string">
            <text:p text:style-name="P13"><text:placeholder text:placeholder-type="text">&lt;for each="line in sale.lin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7" table:number-columns-spanned="4" office:value-type="string">
            <text:p text:style-name="P13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7" table:number-columns-spanned="4" office:value-type="string">
            <text:p text:style-name="P13"><text:placeholder text:placeholder-type="text">&lt;when test="line.type == 'lin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7"><text:placeholder text:placeholder-type="text">&lt;for each="line in line.description.split('\n')"&gt;</text:placeholder></text:p>
            <text:p text:style-name="P7"><text:placeholder text:placeholder-type="text">&lt;line&gt;</text:placeholder></text:p>
            <text:p text:style-name="P7"><text:placeholder text:placeholder-type="text">&lt;/for&gt;</text:placeholder></text:p>
          </table:table-cell>
          <table:table-cell table:style-name="Table1.B5" office:value-type="string">
            <text:p text:style-name="P14"><text:placeholder text:placeholder-type="text">&lt;(formatLang(line.quantity, sal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14"><text:placeholder text:placeholder-type="text">&lt;formatLang(line.unit_price_w_tax, sale.party.lang, currency=sale.currency)&gt;</text:placeholder></text:p>
          </table:table-cell>
          <table:table-cell table:style-name="Table1.D5" office:value-type="string">
            <text:p text:style-name="P14"><text:placeholder text:placeholder-type="text">&lt;formatLang(line.amount_w_tax, sale.party.lang, currency=sale.currency)&gt;</text:placeholder></text:p>
          </table:table-cell>
        </table:table-row>
        <table:table-row>
          <table:table-cell table:style-name="Table1.A17" table:number-columns-spanned="4" office:value-type="string">
            <text:p text:style-name="P13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7" table:number-columns-spanned="4" office:value-type="string">
            <text:p text:style-name="P13"><text:placeholder text:placeholder-type="text">&lt;when test="line.type == 'subtotal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8" table:number-columns-spanned="3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2"><text:placeholder text:placeholder-type="text">&lt;/for&gt;</text:placeholder></text:p>
          </table:table-cell>
          <table:covered-table-cell/>
          <table:covered-table-cell/>
          <table:table-cell table:style-name="Table1.D8" office:value-type="string">
            <text:p text:style-name="P14"><text:placeholder text:placeholder-type="text">&lt;formatLang(line.amount_w_tax, sale.party.lang, currency=sale.currency)&gt;</text:placeholder></text:p>
          </table:table-cell>
        </table:table-row>
        <table:table-row>
          <table:table-cell table:style-name="Table1.A17" table:number-columns-spanned="4" office:value-type="string">
            <text:p text:style-name="P13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7" table:number-columns-spanned="4" office:value-type="string">
            <text:p text:style-name="P13"><text:placeholder text:placeholder-type="text">&lt;when test="line.type == 'titl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1" table:number-columns-spanned="4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7" table:number-columns-spanned="4" office:value-type="string">
            <text:p text:style-name="P13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7" table:number-columns-spanned="4" office:value-type="string">
            <text:p text:style-name="P13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7" table:number-columns-spanned="4" office:value-type="string">
            <text:p text:style-name="P7"><text:placeholder text:placeholder-type="text">&lt;for each="line in line.description.split('\n')"&gt;</text:placeholder></text:p>
            <text:p text:style-name="P7"><text:placeholder text:placeholder-type="text">&lt;line&gt;</text:placeholder></text:p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7" table:number-columns-spanned="4" office:value-type="string">
            <text:p text:style-name="P13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7" table:number-columns-spanned="4" office:value-type="string">
            <text:p text:style-name="P13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7" table:number-columns-spanned="4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"/>
      <table:table table:name="Table2" table:style-name="Table2">
        <table:table-column table:style-name="Table2.A"/>
        <table:table-row>
          <table:table-cell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9">Total (excl. taxes):</text:p>
                </table:table-cell>
                <table:table-cell table:style-name="Table3.B1" office:value-type="string">
                  <text:p text:style-name="P16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3.A2" office:value-type="string">
                  <text:p text:style-name="P19">Taxes:</text:p>
                </table:table-cell>
                <table:table-cell table:style-name="Table3.B2" office:value-type="string">
                  <text:p text:style-name="P16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3.A2" office:value-type="string">
                  <text:p text:style-name="P19">Total:</text:p>
                </table:table-cell>
                <table:table-cell table:style-name="Table3.B4" office:value-type="string">
                  <text:p text:style-name="P16"><text:placeholder text:placeholder-type="text">&lt;formatLang(sale.total_amount, sale.party.lang, currency=sale.currency)&gt;</text:placeholder></text:p>
                </table:table-cell>
              </table:table-row>
              <table:table-row>
                <table:table-cell table:style-name="Table3.A2" office:value-type="string">
                  <text:p text:style-name="P19">Paid:</text:p>
                </table:table-cell>
                <table:table-cell table:style-name="Table3.B4" office:value-type="string">
                  <text:p text:style-name="P16"><text:placeholder text:placeholder-type="text">&lt;formatLang(sale.paid_amount, sale.party.lang, currency=sale.currency)&gt;</text:placeholder></text:p>
                </table:table-cell>
              </table:table-row>
              <table:table-row>
                <table:table-cell table:style-name="Table3.A2" office:value-type="string">
                  <text:p text:style-name="P19">Residual:</text:p>
                </table:table-cell>
                <table:table-cell table:style-name="Table3.B5" office:value-type="string">
                  <text:p text:style-name="P16"><text:placeholder text:placeholder-type="text">&lt;formatLang(sale.residual_amount, sale.party.lang, currency=sale.currency)&gt;</text:placeholder></text:p>
                </table:table-cell>
              </table:table-row>
            </table:table>
            <text:p text:style-name="P15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shadow="non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ans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300cm" style:num-format="1" style:print-orientation="portrait" fo:margin="0.499cm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2" meta:paragraph-count="59" meta:word-count="168" meta:character-count="2038" meta:non-whitespace-character-count="1929"/>
    <meta:user-defined meta:name="Info 1"/>
    <meta:user-defined meta:name="Info 2"/>
    <meta:user-defined meta:name="Info 3"/>
    <meta:user-defined meta:name="Info 4"/>
  </office:meta>
</office:document-meta>
</file>